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fo:font-style="normal" officeooo:rsid="0018daa7" officeooo:paragraph-rsid="0018daa7" style:font-style-asian="normal" style:font-style-complex="normal"/>
    </style:style>
    <style:style style:name="P3" style:family="paragraph" style:parent-style-name="Standard">
      <style:paragraph-properties fo:text-align="end" style:justify-single-word="false"/>
      <style:text-properties fo:font-size="14pt" fo:font-style="italic" officeooo:rsid="0018daa7" officeooo:paragraph-rsid="0018daa7" style:font-size-asian="12.25pt" style:font-style-asian="italic" style:font-size-complex="14pt" style:font-style-complex="italic"/>
    </style:style>
    <style:style style:name="P4" style:family="paragraph" style:parent-style-name="Standard">
      <style:paragraph-properties fo:text-align="start" style:justify-single-word="false"/>
      <style:text-properties fo:font-size="14pt" fo:font-style="normal" officeooo:rsid="0018daa7" officeooo:paragraph-rsid="0018daa7" style:font-size-asian="12.25pt" style:font-style-asian="normal" style:font-size-complex="14pt" style:font-style-complex="normal"/>
    </style:style>
    <style:style style:name="P5" style:family="paragraph" style:parent-style-name="Standard">
      <style:paragraph-properties fo:text-align="start" style:justify-single-word="false"/>
      <style:text-properties fo:font-size="14pt" fo:font-style="normal" officeooo:rsid="001a4e9f" officeooo:paragraph-rsid="0018daa7" style:font-size-asian="12.25pt" style:font-style-asian="normal" style:font-size-complex="14pt" style:font-style-complex="normal"/>
    </style:style>
    <style:style style:name="P6" style:family="paragraph" style:parent-style-name="Standard">
      <style:paragraph-properties fo:text-align="start" style:justify-single-word="false"/>
      <style:text-properties fo:font-size="14pt" fo:font-style="normal" officeooo:rsid="001a4e9f" officeooo:paragraph-rsid="001a4e9f" style:font-size-asian="12.25pt" style:font-style-asian="normal" style:font-size-complex="14pt" style:font-style-complex="normal"/>
    </style:style>
    <style:style style:name="P7" style:family="paragraph" style:parent-style-name="Standard">
      <style:paragraph-properties fo:text-align="start" style:justify-single-word="false"/>
      <style:text-properties fo:font-size="14pt" fo:font-style="normal" officeooo:rsid="001c6daf" officeooo:paragraph-rsid="001c6daf" style:font-size-asian="12.25pt" style:font-style-asian="normal" style:font-size-complex="14pt" style:font-style-complex="normal"/>
    </style:style>
    <style:style style:name="T1" style:family="text">
      <style:text-properties fo:font-size="14pt" style:font-size-asian="12.25pt" style:font-size-complex="14pt"/>
    </style:style>
    <style:style style:name="T2" style:family="text">
      <style:text-properties fo:font-size="14pt" officeooo:rsid="001a4e9f" style:font-size-asian="12.25pt" style:font-size-complex="14pt"/>
    </style:style>
    <style:style style:name="T3" style:family="text">
      <style:text-properties fo:font-size="16pt" fo:font-weight="bold" officeooo:rsid="0018daa7" style:font-size-asian="16pt" style:font-weight-asian="bold" style:font-size-complex="16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span text:style-name="T3">Лабораторная работа 2</text:span></text:p>
      <text:p text:style-name="P3">Наумов Роман, 3 группа</text:p>
      <text:p text:style-name="P2"><text:span text:style-name="T1">Цель работы: изучить методы обработки изображений </text:span><text:span text:style-name="T2">и сжатия изображений.</text:span></text:p>
      <text:p text:style-name="P4"/>
      <text:p text:style-name="P2"><text:span text:style-name="T1">Задачи работы: реализовать алгоритмы обработки изображений, написать веб приложение, реализующие данные методы</text:span><text:span text:style-name="T2">. В интерфейсе дать возможность пользователю выбрать директорию с фотографиями для указанных преобразований. Преобразованные изображения поместить в отдельную директорию, соответствующую преобразованию. Использованные средства разработки: Pycharm, tkinter, cv2, numpy, pyinstaller.</text:span></text:p>
      <text:p text:style-name="P5"/>
      <text:p text:style-name="P6">Ход работы:</text:p>
      <text:p text:style-name="P6">1. Реализация в файле lb2.py всех необходимых методов обработки изображений.</text:p>
      <text:p text:style-name="P6">2. Создание графического интерфейса для задания директорий, откуда брать изначальные фотографии и куда отправлять преобразованные (через проводник или поле для ввода), <text:s/>а также с добавлением кнопки для запуска преобразований.</text:p>
      <text:p text:style-name="P6">3. Создание .exe файла через pyinstaller.</text:p>
      <text:p text:style-name="P6"/>
      <text:p text:style-name="P6">В ходе работы я:</text:p>
      <text:p text:style-name="P6">1. Создал приложение для преобразования фотографий.</text:p>
      <text:p text:style-name="P6">2. Закрепил полученные на лекции знания по сегментации и обработке изображений.</text:p>
      <text:p text:style-name="P6">3. Получил дополнительный опыт работы с графическим интерфейсом python.</text:p>
      <text:p text:style-name="P6"/>
      <text:p text:style-name="P7">Выводы:</text:p>
      <text:p text:style-name="P7">Данное приложение неплохо показало себя при работе со сложными изображениями. Задачи сегментации являются важными для выделения нужных объектов на фотографии. Также это может послужить полезным для экономии памяти. Так на изображениях с выделенными границами всё ещё угадывается рисунок, хотя в памяти оно будет занимать куда меньше места.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8T14:41:07.910856521</meta:creation-date>
    <dc:date>2023-11-08T15:40:59.304408034</dc:date>
    <meta:editing-duration>PT5M13S</meta:editing-duration>
    <meta:editing-cycles>2</meta:editing-cycles>
    <meta:generator>LibreOffice/7.3.7.2$Linux_X86_64 LibreOffice_project/30$Build-2</meta:generator>
    <meta:document-statistic meta:table-count="0" meta:image-count="0" meta:object-count="0" meta:page-count="1" meta:paragraph-count="14" meta:word-count="181" meta:character-count="1423" meta:non-whitespace-character-count="1253"/>
  </office:meta>
</office:document-meta>
</file>